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dc33c" officeooo:paragraph-rsid="000dc33c"/>
    </style:style>
    <style:style style:name="P2" style:family="paragraph" style:parent-style-name="Standard">
      <style:text-properties fo:font-size="16pt" fo:font-weight="bold" officeooo:rsid="000dc33c" officeooo:paragraph-rsid="000dc33c" style:font-size-asian="16pt" style:font-weight-asian="bold" style:font-size-complex="16pt" style:font-weight-complex="bold"/>
    </style:style>
    <style:style style:name="P3" style:family="paragraph" style:parent-style-name="Standard">
      <style:text-properties fo:font-size="16pt" fo:font-weight="bold" officeooo:rsid="000fa8bb" officeooo:paragraph-rsid="000fa8bb" style:font-size-asian="16pt" style:font-weight-asian="bold" style:font-size-complex="16pt" style:font-weight-complex="bold"/>
    </style:style>
    <style:style style:name="P4" style:family="paragraph" style:parent-style-name="Standard">
      <style:text-properties fo:font-size="16pt" fo:font-weight="bold" officeooo:rsid="00106ab1" officeooo:paragraph-rsid="00106ab1" style:font-size-asian="16pt" style:font-weight-asian="bold" style:font-size-complex="16pt" style:font-weight-complex="bold"/>
    </style:style>
    <style:style style:name="P5" style:family="paragraph" style:parent-style-name="Standard">
      <style:text-properties fo:font-size="16pt" fo:font-weight="bold" officeooo:rsid="00112b8c" officeooo:paragraph-rsid="00112b8c" style:font-size-asian="16pt" style:font-weight-asian="bold" style:font-size-complex="16pt" style:font-weight-complex="bold"/>
    </style:style>
    <style:style style:name="P6" style:family="paragraph" style:parent-style-name="Standard">
      <style:text-properties fo:font-size="16pt" fo:font-weight="bold" officeooo:rsid="00117c24" officeooo:paragraph-rsid="00117c24" style:font-size-asian="16pt" style:font-weight-asian="bold" style:font-size-complex="16pt" style:font-weight-complex="bold"/>
    </style:style>
    <style:style style:name="P7" style:family="paragraph" style:parent-style-name="Standard">
      <style:text-properties fo:font-size="16pt" fo:font-weight="bold" officeooo:rsid="00127340" officeooo:paragraph-rsid="00127340" style:font-size-asian="16pt" style:font-weight-asian="bold" style:font-size-complex="16pt" style:font-weight-complex="bold"/>
    </style:style>
    <style:style style:name="P8" style:family="paragraph" style:parent-style-name="Standard">
      <style:text-properties fo:font-size="14pt" officeooo:rsid="000dc33c" officeooo:paragraph-rsid="000dc33c" style:font-size-asian="14pt" style:font-size-complex="14pt"/>
    </style:style>
    <style:style style:name="P9" style:family="paragraph" style:parent-style-name="Standard">
      <style:text-properties fo:font-size="14pt" style:font-size-asian="14pt" style:font-size-complex="14pt"/>
    </style:style>
    <style:style style:name="P10" style:family="paragraph" style:parent-style-name="Standard">
      <style:text-properties fo:font-size="14pt" fo:font-weight="normal" officeooo:rsid="000dc33c" officeooo:paragraph-rsid="000dc33c" style:font-size-asian="12.25pt" style:font-weight-asian="normal" style:font-size-complex="14pt" style:font-weight-complex="normal"/>
    </style:style>
    <style:style style:name="P11" style:family="paragraph" style:parent-style-name="Standard">
      <style:text-properties fo:font-size="14pt" fo:font-weight="normal" officeooo:rsid="000fa8bb" officeooo:paragraph-rsid="000fa8bb" style:font-size-asian="12.25pt" style:font-weight-asian="normal" style:font-size-complex="14pt" style:font-weight-complex="normal"/>
    </style:style>
    <style:style style:name="P12" style:family="paragraph" style:parent-style-name="Standard">
      <style:text-properties fo:font-size="14pt" fo:font-weight="normal" officeooo:rsid="00106ab1" officeooo:paragraph-rsid="00106ab1" style:font-size-asian="12.25pt" style:font-weight-asian="normal" style:font-size-complex="14pt" style:font-weight-complex="normal"/>
    </style:style>
    <style:style style:name="P13" style:family="paragraph" style:parent-style-name="Standard">
      <style:text-properties fo:font-size="14pt" fo:font-weight="normal" officeooo:rsid="00112b8c" officeooo:paragraph-rsid="00112b8c" style:font-size-asian="12.25pt" style:font-weight-asian="normal" style:font-size-complex="14pt" style:font-weight-complex="normal"/>
    </style:style>
    <style:style style:name="P14" style:family="paragraph" style:parent-style-name="Standard">
      <style:text-properties fo:font-size="14pt" fo:font-weight="normal" officeooo:rsid="00117c24" officeooo:paragraph-rsid="00117c24" style:font-size-asian="12.25pt" style:font-weight-asian="normal" style:font-size-complex="14pt" style:font-weight-complex="normal"/>
    </style:style>
    <style:style style:name="P15" style:family="paragraph" style:parent-style-name="Standard">
      <style:text-properties fo:font-size="14pt" fo:font-weight="normal" officeooo:rsid="00117c24" officeooo:paragraph-rsid="00106ab1" style:font-size-asian="12.25pt" style:font-weight-asian="normal" style:font-size-complex="14pt" style:font-weight-complex="normal"/>
    </style:style>
    <style:style style:name="P16" style:family="paragraph" style:parent-style-name="Standard">
      <style:text-properties fo:font-size="14pt" fo:font-weight="normal" officeooo:rsid="00127340" officeooo:paragraph-rsid="00127340" style:font-size-asian="12.25pt" style:font-weight-asian="normal" style:font-size-complex="14pt" style:font-weight-complex="normal"/>
    </style:style>
    <style:style style:name="P17" style:family="paragraph" style:parent-style-name="Standard">
      <style:text-properties fo:font-size="14pt" fo:font-weight="normal" officeooo:rsid="00141005" officeooo:paragraph-rsid="00141005" style:font-size-asian="12.25pt" style:font-weight-asian="normal" style:font-size-complex="14pt" style:font-weight-complex="normal"/>
    </style:style>
    <style:style style:name="P18" style:family="paragraph" style:parent-style-name="Standard">
      <style:text-properties fo:font-size="14pt" fo:font-weight="bold" officeooo:rsid="000fa8bb" officeooo:paragraph-rsid="000fa8bb" style:font-size-asian="12.25pt" style:font-weight-asian="bold" style:font-size-complex="14pt" style:font-weight-complex="bold"/>
    </style:style>
    <style:style style:name="P19" style:family="paragraph" style:parent-style-name="Standard">
      <style:text-properties fo:font-size="14pt" fo:font-weight="bold" officeooo:rsid="00106ab1" officeooo:paragraph-rsid="00106ab1" style:font-size-asian="12.25pt" style:font-weight-asian="bold" style:font-size-complex="14pt" style:font-weight-complex="bold"/>
    </style:style>
    <style:style style:name="P20" style:family="paragraph" style:parent-style-name="Standard">
      <style:text-properties fo:font-size="14pt" fo:font-weight="bold" officeooo:rsid="00127340" officeooo:paragraph-rsid="00127340" style:font-size-asian="12.25pt" style:font-weight-asian="bold" style:font-size-complex="14pt" style:font-weight-complex="bold"/>
    </style:style>
    <style:style style:name="P21" style:family="paragraph" style:parent-style-name="Standard">
      <style:text-properties fo:font-size="14pt" fo:font-weight="bold" officeooo:rsid="00141005" officeooo:paragraph-rsid="00141005" style:font-size-asian="12.25pt" style:font-weight-asian="bold" style:font-size-complex="14pt" style:font-weight-complex="bold"/>
    </style:style>
    <style:style style:name="P22" style:family="paragraph" style:parent-style-name="Standard">
      <style:text-properties fo:font-size="14pt" fo:font-style="normal" fo:font-weight="normal" officeooo:rsid="00141005" officeooo:paragraph-rsid="00141005" style:font-size-asian="12.25pt" style:font-style-asian="normal" style:font-weight-asian="normal" style:font-size-complex="14pt" style:font-style-complex="normal" style:font-weight-complex="normal"/>
    </style:style>
    <style:style style:name="P23" style:family="paragraph" style:parent-style-name="Standard">
      <style:text-properties fo:font-size="20pt" fo:font-style="italic" fo:font-weight="bold" officeooo:rsid="00141005" officeooo:paragraph-rsid="00141005" style:font-size-asian="20pt" style:font-style-asian="italic" style:font-weight-asian="bold" style:font-size-complex="20pt" style:font-style-complex="italic" style:font-weight-complex="bold"/>
    </style:style>
    <style:style style:name="T1" style:family="text">
      <style:text-properties officeooo:rsid="000dc33c"/>
    </style:style>
    <style:style style:name="T2" style:family="text">
      <style:text-properties fo:font-size="24pt" fo:font-weight="bold" officeooo:rsid="000dc33c" style:font-size-asian="24pt" style:font-weight-asian="bold" style:font-size-complex="24pt" style:font-weight-complex="bold"/>
    </style:style>
    <style:style style:name="T3" style:family="text">
      <style:text-properties officeooo:rsid="00106ab1"/>
    </style:style>
    <style:style style:name="T4" style:family="text">
      <style:text-properties officeooo:rsid="00117c24"/>
    </style:style>
    <style:style style:name="T5" style:family="text">
      <style:text-properties officeooo:rsid="00127340"/>
    </style:style>
    <style:style style:name="T6" style:family="text">
      <style:text-properties officeooo:rsid="0014a53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tab/><text:tab/><text:span text:style-name="T2">Memory allocation</text:span></text:p>
      <text:p text:style-name="P8">Malloc:</text:p>
      <text:p text:style-name="P9">* <text:s text:c="2"/><text:span text:style-name="T1">Malloc in C returns a memory address that we can write too</text:span></text:p>
      <text:p text:style-name="P9">* <text:s text:c="2"/><text:span text:style-name="T1">Ensures that any other time you program call “malloc” it does not return a memory address that is unavailable</text:span></text:p>
      <text:p text:style-name="P9"/>
      <text:p text:style-name="P8">Free:</text:p>
      <text:p text:style-name="P8">* accepts the memory address that we want to free</text:p>
      <text:p text:style-name="P8">* Marks that memory address and all associated blocks as free</text:p>
      <text:p text:style-name="P8">* Next time someone calls “malloc” we can safely end up with a previous address that was used</text:p>
      <text:p text:style-name="P8"/>
      <text:p text:style-name="P8">Memory limits:</text:p>
      <text:p text:style-name="P8">* 32 bit mode we have access to 32 bit memory addresses allowing us to address to a max of 4.29 GB <text:s/>of RAM regardless how much system RAM is installed.</text:p>
      <text:p text:style-name="P8"/>
      <text:p text:style-name="P8">Memory of an uninitialized system:</text:p>
      <text:p text:style-name="P8">* An array of uninitialized memory is available to us from address “0x01000000” this can be a lot of RAM or very little depending on the installed memory:</text:p>
      <text:p text:style-name="P8">* Note address: 0xC0000000 is reserved this means the memory array we have at address 01000000 can give us a max of 3.22GB for a machine with 4GB or higher installed.</text:p>
      <text:p text:style-name="P8"/>
      <text:p text:style-name="P1"/>
      <text:p text:style-name="P2">The Heap:</text:p>
      <text:p text:style-name="P10">* Can be pointed at an address unused by hardware that is also big enough for us to use</text:p>
      <text:p text:style-name="P10">* The Heap data size can be defined for example 100mb of heap memory</text:p>
      <text:p text:style-name="P10">* So long as we have 100mb of memory available our heap will work fine</text:p>
      <text:p text:style-name="P10">* We need a heap implementation to make our heap work properly</text:p>
      <text:p text:style-name="P10">* The heap will be responsible for storing information in our kernel</text:p>
      <text:p text:style-name="P10">* The heap implementation will be responsible for managing this giant chunk of memory that we call the heap</text:p>
      <text:p text:style-name="P10">* So first step we can do is to point our heap to the uninitialized address 0x01000000</text:p>
      <text:p text:style-name="P10"/>
      <text:p text:style-name="P3">Simplest possible heap implementation:</text:p>
      <text:p text:style-name="P11">* Start with a start address and call it a “current address” point it somewhere free (0x01000000)ow the current address is incremented by the size provided to “malloc”</text:p>
      <text:p text:style-name="P11">* Temporary variable called “tmp” that contains the allocated address is returned.</text:p>
      <text:p text:style-name="P11">* Current_address now contains the next address for “malloc” to return when “malloc” is called again</text:p>
      <text:p text:style-name="P11"/>
      <text:p text:style-name="P11">Benefits: Easy to implement</text:p>
      <text:p text:style-name="P11"><text:soft-page-break/>Negatives: Memory can never be released which may eventually lead to the system being unusable and requiring a reset.</text:p>
      <text:p text:style-name="P11"/>
      <text:p text:style-name="P18">Entry table:</text:p>
      <text:p text:style-name="P11">This will keep the information about which memory address is free and taken.</text:p>
      <text:p text:style-name="P11"/>
      <text:p text:style-name="P18">Data pool:</text:p>
      <text:p text:style-name="P11">This is the actual how many bytes the user using “malloc” want to allocate. If we set our heap can allocate 100mb of ram then the heap data pool will be 100mb in size</text:p>
      <text:p text:style-name="P11">- Our heap imp<text:tab/> will be block based, each address returned from “malloc” will be aligned to 4096 and will at least be 4096 in size</text:p>
      <text:p text:style-name="P11">- if you request to have “50” bytes 4096 bytes of memory will be returned to you.</text:p>
      <text:p text:style-name="P11"/>
      <text:p text:style-name="P3">The Entry table:</text:p>
      <text:p text:style-name="P11">* Composes of an array of 1 byte values that represent an entry in our heap data pool.</text:p>
      <text:p text:style-name="P11">* Array size is calculated by taking the heap data pool size and dividing it by our block size of 4096 bytes. We are left with the total number of entries we need in our array.</text:p>
      <text:p text:style-name="P11"/>
      <text:p text:style-name="P11">We want a 100mb heap then the math is</text:p>
      <text:p text:style-name="P11">100mb / 4096 = 25600 bytes <text:span text:style-name="T3">(this is the entries of the table because each entries are only 1 byte)</text:span> in our entry table.</text:p>
      <text:p text:style-name="P11"/>
      <text:p text:style-name="P12">If our heap data pool is at address 0x01000000 then entry zero in our table will represent address 0x01000000</text:p>
      <text:p text:style-name="P12"/>
      <text:p text:style-name="P12">Entry 1 will represent address 0x01001000</text:p>
      <text:p text:style-name="P12">Entry 2 will represent address 0x01002000</text:p>
      <text:p text:style-name="P12"/>
      <text:p text:style-name="P12">Because 0x1000 = 4096 bytes which is the least amount of memory we can allocate to the user so one entry is 4096 bytes!</text:p>
      <text:p text:style-name="P12"/>
      <text:p text:style-name="P4">The Entry Structure:</text:p>
      <text:p text:style-name="P12">Bit structure of 8 bit entry in our table:</text:p>
      <text:p text:style-name="P12"/>
      <text:p text:style-name="P12">Upper 4 bits are flags:</text:p>
      <text:p text:style-name="P12">7 [HAS_N][IS_FIRST][0][0]<text:tab/>[ET_3][ET_2][ET_1][ET_0] 0</text:p>
      <text:p text:style-name="P12"/>
      <text:p text:style-name="P12">HAS_N = Set if the entry to the right of us Is part of our allocation</text:p>
      <text:p text:style-name="P12">IS_FIRST = Set if this is the first entry of our allocation</text:p>
      <text:p text:style-name="P12"/>
      <text:p text:style-name="P19">Each entry bytes describes 4096 bytes of data in the heap data pool</text:p>
      <text:p text:style-name="P12"/>
      <text:p text:style-name="P12"><text:soft-page-break/>For example if we allocate entry zero in our array but it takes up 2 blocks and each block is 4096 bytes then the entry 0 will have the HAS_N flag set because block 1 will also be part of the allocation.</text:p>
      <text:p text:style-name="P11"/>
      <text:p text:style-name="P12">If block 1 is the last block of the allocation then the HAS_N flag (bit 7)will not be set. IS_FIRST (bit 6) is set of this is the first entry of our allocation. So in this case we have allocated entry zero and this is our first entry and then the IS_FIRST flag would be set to 1.</text:p>
      <text:p text:style-name="P12"/>
      <text:p text:style-name="P5">Entry types:</text:p>
      <text:p text:style-name="P13">* HEAP_BLOCK_TABLE_ENTRY_TAKEN – The entry is taken and the address cannot be used</text:p>
      <text:p text:style-name="P13">* HEAP_BLOCK_TABLE_<text:span text:style-name="T4">ENTRY_FREE – The entry is free and may be used</text:span></text:p>
      <text:p text:style-name="P13"/>
      <text:p text:style-name="P6">The data pool:</text:p>
      <text:p text:style-name="P14">* Simply a raw flat array of thousands or millions of bytes that our heap implementation can give to people who need memory.</text:p>
      <text:p text:style-name="P14"/>
      <text:p text:style-name="P6">Malloc example:</text:p>
      <text:p text:style-name="P14">* Firstly we assume we set our heap data pool to point to address 0x01000000</text:p>
      <text:p text:style-name="P14">* We assume our heap is 100mb in size</text:p>
      <text:p text:style-name="P14">* We assume we have 25600 entries in our entry table that describe our 100mb of data in the data pool. 100 MB/4096 = 25600</text:p>
      <text:p text:style-name="P14"/>
      <text:p text:style-name="P6">Memory allocation process:</text:p>
      <text:p text:style-name="P12">* <text:span text:style-name="T4">Take the size from malloc and calculate how many blocks we need to allocate for this size. If the user asks for “5000” bytes we will need to allocate 8192 bytes because our implementation works on 4096 bytes blocks. 8192 bytes is 2 blocks.</text:span></text:p>
      <text:p text:style-name="P15"/>
      <text:p text:style-name="P15">* Check the entry table for the first entry we can find that has a type of HEAP_BLOCK_TABLE_ENTRY_FREE, meaning that the 4096 block that this entry represents is free for use.</text:p>
      <text:p text:style-name="P15"/>
      <text:p text:style-name="P15">* Since we require 2 blocks we also need to ensure the next entry is also free for use otherwise we will need to discard the first block we found and look further in our table until we find at least 2 free blocks that are next to each other.</text:p>
      <text:p text:style-name="P15"/>
      <text:p text:style-name="P15">* Once we have 2 blocks we mark those blocks as taken.</text:p>
      <text:p text:style-name="P15"/>
      <text:p text:style-name="P15">* We now return the absolute address that the starting block represents. Calculation (HEAP_DATA_POOL_START_ADDRESS + (block_number * block_size)).</text:p>
      <text:p text:style-name="P15"/>
      <text:p text:style-name="P15"><text:soft-page-break/>* <text:span text:style-name="T5">We can get the % operator to get the remaining. If this is 0 this means that we can just return the size of which the user wanted for bytes example if he needed 4096 bytes it will return just that</text:span></text:p>
      <text:p text:style-name="P15">-------------------------------------------------------------------------------------------------------</text:p>
      <text:p text:style-name="P7">Malloc step 2 – Find two free blocks in the table:</text:p>
      <text:p text:style-name="P20"/>
      <text:p text:style-name="P16">0xC1 = Block taken, first block, has more blocks for this allocation</text:p>
      <text:p text:style-name="P16"/>
      <text:p text:style-name="P16">0x41 = Block taken, first block, no more blocks for this allocation – <text:span text:style-name="T6">This can be when a user only wants like 1 block and nothing more then this will be set.</text:span></text:p>
      <text:p text:style-name="P16"/>
      <text:p text:style-name="P16">0x81 = Block taken we have more blocks for this allocation, we are not the first block for this allocation. <text:span text:style-name="T6">This is set if the block isn’t the first block and have more blocks to this allocation</text:span></text:p>
      <text:p text:style-name="P16"/>
      <text:p text:style-name="P16">0x01 = Block taken, we are not the first block for this allocation, no more blocks for this allocation. <text:span text:style-name="T6">We know that this is the last block of the allocation, so we can look for it.</text:span></text:p>
      <text:p text:style-name="P16"/>
      <text:p text:style-name="P16">0x00 = Block free or (lower 4 bits = 0) block free.</text:p>
      <text:p text:style-name="P16"/>
      <text:p text:style-name="P21">Next step is to return the absolute address in our data pool. Entries in our table start from zero just like arrays:</text:p>
      <text:p text:style-name="P17"/>
      <text:p text:style-name="P17">* The first highlighted byte is 0xC1 this is at index 22 of our array 22 * block_size(4096) = 90122 decimal. This is our offset.</text:p>
      <text:p text:style-name="P17"/>
      <text:p text:style-name="P17">* Our heap data pool starts at address 0x01000000 so we just add the offset 0x01000000 + 90122 decimal = 0x101600A. Our absolute address our “malloc” implementation has found for us is 0x101600A or 16,867,338 decimal.</text:p>
      <text:p text:style-name="P17"/>
      <text:p text:style-name="P17">We can now safely write our 5000 bytes to address 0x101600A, technically because its actually allocated 8.192 bytes dye to our 4096 byte block size, we can use up to 8.192 bytes before overflowing into other peoples memory.</text:p>
      <text:p text:style-name="P17"/>
      <text:p text:style-name="P23">Free example:</text:p>
      <text:p text:style-name="P22">* Calculate the block number based on the address provided to us to free</text:p>
      <text:p text:style-name="P22"/>
      <text:p text:style-name="P22">* Go through the entry table stating at the block number we have calculated, set each entry to “0x00” until we reach the last block of the allocation.</text:p>
      <text:p text:style-name="P22"/>
      <text:p text:style-name="P22">* We know how many blocks we need to free because the current block we are freeing will not have the “HAS_N” bit set int the entry byt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30T11:49:43.761781533</meta:creation-date>
    <dc:date>2024-05-30T14:07:30.935859332</dc:date>
    <meta:editing-duration>PT23M42S</meta:editing-duration>
    <meta:editing-cycles>1</meta:editing-cycles>
    <meta:generator>LibreOffice/7.3.7.2$Linux_X86_64 LibreOffice_project/30$Build-2</meta:generator>
    <meta:document-statistic meta:table-count="0" meta:image-count="0" meta:object-count="0" meta:page-count="4" meta:paragraph-count="82" meta:word-count="1401" meta:character-count="7535" meta:non-whitespace-character-count="6204"/>
  </office:meta>
</office:document-meta>
</file>